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27cm" svg:x="1cm" svg:y="10.903cm">
          <text:p text:style-name="P1">Database (MySQL, SQLite, DB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1.27cm" svg:x="1cm" svg:y="9.633cm">
          <text:p text:style-name="P1">SQL Alchemy 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573cm" svg:height="1.524cm" svg:x="1cm" svg:y="6.461cm">
          <text:p text:style-name="P1">Update-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53cm" svg:height="1.524cm" svg:x="1.024cm" svg:y="3.24cm">
          <text:p text:style-name="P1">XML-RPC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.524cm" svg:x="13.827cm" svg:y="3.24cm">
          <text:p text:style-name="P1">Rule-Fi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.524cm" svg:x="13.826cm" svg:y="6.439cm">
          <text:p text:style-name="P1">File-Cre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27cm" svg:x="7.358cm" svg:y="8.1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16.539cm" svg:y="8.10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3.739cm" svg:y="5.008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16.538cm" svg:y="5.0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5.75cm" svg:height="1.524cm" svg:x="7.823cm" svg:y="3.239cm">
          <text:p text:style-name="P1">XML-RPC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27cm" svg:x="10.438cm" svg:y="5.00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5T14:07:06</meta:creation-date>
    <dc:date>2014-04-25T19:37:42</dc:date>
    <meta:editing-duration>PT51S</meta:editing-duration>
    <meta:editing-cycles>5</meta:editing-cycles>
    <meta:generator>LibreOffice/3.5$Linux_X86_64 LibreOffice_project/350m1$Build-2</meta:generator>
    <meta:document-statistic meta:object-count="12"/>
  </office:meta>
</office:document-meta>
</file>